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60:29" calcext:value-type="string" table:number-columns-spanned="1" table:number-rows-spanned="8">
            <text:p>60: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1:22:44.292028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2M26S</meta:editing-duration>
    <meta:editing-cycles>2</meta:editing-cycles>
    <meta:generator>LibreOffice/5.0.6.3$Linux_X86_64 LibreOffice_project/00m0$Build-3</meta:generator>
    <dc:date>2016-07-16T21:25:10.866225441</dc:date>
    <meta:document-statistic meta:table-count="1" meta:cell-count="401" meta:object-count="0"/>
  </office:meta>
</office:document-meta>
</file>